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4"/>
    <style:style style:name="ce7" style:family="table-cell" style:parent-style-name="Percent" style:data-style-name="N36"/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2"/>
    <style:style style:name="ce10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8.20208333333333cm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6.29708333333333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6.64104166666667cm" style:use-optimal-column-width="true"/>
    </style:style>
    <style:style style:name="co12" style:family="table-column">
      <style:table-column-properties fo:break-before="auto" style:column-width="4.524375cm"/>
    </style:style>
    <style:style style:name="co13" style:family="table-column">
      <style:table-column-properties fo:break-before="auto" style:column-width="6.00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ND_Reform_Grants_by_Ye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DfE SEND Reform Implementation Gran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Reform Imp Grant</text:p>
          </table:table-cell>
          <table:table-cell office:value-type="string" table:style-name="ce1">
            <text:p>Reform Grant (2014-15) Only</text:p>
          </table:table-cell>
          <table:table-cell office:value-type="string" table:style-name="ce1">
            <text:p>Next Year's Grant (2017-2018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2014-15</text:p>
          </table:table-cell>
          <table:table-cell office:value-type="float" office:value="45.2" table:style-name="ce1">
            <text:p>45.2</text:p>
          </table:table-cell>
          <table:table-cell office:value-type="float" office:value="70" table:style-name="ce1">
            <text:p>7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2015-16</text:p>
          </table:table-cell>
          <table:table-cell office:value-type="float" office:value="31.7" table:style-name="ce1">
            <text:p>31.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2016-17</text:p>
          </table:table-cell>
          <table:table-cell office:value-type="float" office:value="35.799999999999997" table:style-name="ce1">
            <text:p>35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7-18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29167in" svg:y="0.125in" svg:width="5.2083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Two grants in the first year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string" table:style-name="ce1">
            <text:p>One grant each year thereafter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string" table:style-name="ce1">
            <text:p>Not ring-fenced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string" table:style-name="ce1">
            <text:p>Size of grant varies hugely across LAs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Spending_By_Cost_Category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number-columns-repeated="16379" table:default-cell-style-name="ce1"/>
        <table:table-row table:style-name="ro1">
          <table:table-cell table:number-columns-repeated="6"/>
          <table:table-cell table:style-name="ce1">
            <draw:frame draw:z-index="1" draw:id="id1" draw:style-name="a1" draw:name="Chart 2" svg:x="0.29167in" svg:y="0.19792in" svg:width="6.13542in" svg:height="4.1770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2">
            <text:p>Cost Category</text:p>
          </table:table-cell>
          <table:table-cell office:value-type="string" table:style-name="ce5">
            <text:p>£</text:p>
          </table:table-cell>
          <table:table-cell office:value-type="string" table:style-name="ce5">
            <text:p>£m</text:p>
          </table:table-cell>
          <table:table-cell office:value-type="string" table:style-name="ce5">
            <text:p>£m</text:p>
          </table:table-cell>
          <table:table-cell office:value-type="string" table:style-name="ce5">
            <text:p>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manent Staff</text:p>
          </table:table-cell>
          <table:table-cell office:value-type="float" office:value="39694112.440333337" table:style-name="ce3">
            <text:p>39,694,112</text:p>
          </table:table-cell>
          <table:table-cell office:value-type="float" office:value="39.694112440333335" table:formula="of:=[.B3]/1000000" table:style-name="ce9">
            <text:p>39.69</text:p>
          </table:table-cell>
          <table:table-cell table:style-name="ce1"/>
          <table:table-cell office:value-type="percentage" office:value="0.31825424692172843" table:formula="of:=[.B3]/[.$B$14]" table:style-name="ce6">
            <text:p>31.83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mps, Agency Staff, Outsourcing</text:p>
          </table:table-cell>
          <table:table-cell office:value-type="float" office:value="36087313.63527777" table:style-name="ce3">
            <text:p>36,087,314</text:p>
          </table:table-cell>
          <table:table-cell office:value-type="float" office:value="36.087313635277773" table:formula="of:=[.B4]/1000000" table:style-name="ce9">
            <text:p>36.09</text:p>
          </table:table-cell>
          <table:table-cell table:style-name="ce1"/>
          <table:table-cell office:value-type="percentage" office:value="0.28933612866863495" table:formula="of:=[.B4]/[.$B$14]" table:style-name="ce6">
            <text:p>28.93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ltancy</text:p>
          </table:table-cell>
          <table:table-cell office:value-type="float" office:value="6133720.8400000026" table:style-name="ce3">
            <text:p>6,133,721</text:p>
          </table:table-cell>
          <table:table-cell office:value-type="float" office:value="6.1337208400000023" table:formula="of:=[.B5]/1000000" table:style-name="ce9">
            <text:p>6.13</text:p>
          </table:table-cell>
          <table:table-cell table:style-name="ce1"/>
          <table:table-cell office:value-type="percentage" office:value="4.9178142216849116E-2" table:formula="of:=[.B5]/[.$B$14]" table:style-name="ce6">
            <text:p>4.92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142293.1399999992" table:style-name="ce3">
            <text:p>4,142,293</text:p>
          </table:table-cell>
          <table:table-cell office:value-type="float" office:value="4.1422931399999996" table:formula="of:=[.B6]/1000000" table:style-name="ce9">
            <text:p>4.14</text:p>
          </table:table-cell>
          <table:table-cell table:style-name="ce1"/>
          <table:table-cell office:value-type="percentage" office:value="3.3211534475833492E-2" table:formula="of:=[.B6]/[.$B$14]" table:style-name="ce6">
            <text:p>3.32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mily Support</text:p>
          </table:table-cell>
          <table:table-cell office:value-type="float" office:value="2984254.4200000004" table:style-name="ce3">
            <text:p>2,984,254</text:p>
          </table:table-cell>
          <table:table-cell office:value-type="float" office:value="2.9842544200000005" table:formula="of:=[.B7]/1000000" table:style-name="ce9">
            <text:p>2.98</text:p>
          </table:table-cell>
          <table:table-cell table:style-name="ce1"/>
          <table:table-cell office:value-type="percentage" office:value="2.3926763559396113E-2" table:formula="of:=[.B7]/[.$B$14]" table:style-name="ce6">
            <text:p>2.39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ecialist Provision</text:p>
          </table:table-cell>
          <table:table-cell office:value-type="float" office:value="2371658.3199999994" table:style-name="ce3">
            <text:p>2,371,658</text:p>
          </table:table-cell>
          <table:table-cell office:value-type="float" office:value="2.3716583199999994" table:formula="of:=[.B8]/1000000" table:style-name="ce9">
            <text:p>2.37</text:p>
          </table:table-cell>
          <table:table-cell table:style-name="ce1"/>
          <table:table-cell office:value-type="percentage" office:value="1.9015170920418569E-2" table:formula="of:=[.B8]/[.$B$14]" table:style-name="ce6">
            <text:p>1.90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ff Training</text:p>
          </table:table-cell>
          <table:table-cell office:value-type="float" office:value="1812453.5799999998" table:style-name="ce3">
            <text:p>1,812,454</text:p>
          </table:table-cell>
          <table:table-cell office:value-type="float" office:value="1.8124535799999999" table:formula="of:=[.B9]/1000000" table:style-name="ce9">
            <text:p>1.81</text:p>
          </table:table-cell>
          <table:table-cell table:style-name="ce1"/>
          <table:table-cell office:value-type="percentage" office:value="1.4531652522790272E-2" table:formula="of:=[.B9]/[.$B$14]" table:style-name="ce6">
            <text:p>1.45%</text:p>
          </table:table-cell>
          <table:table-cell table:number-columns-repeated="16379"/>
        </table:table-row>
        <table:table-row table:style-name="ro1">
          <table:table-cell office:value-type="string" table:style-name="ce1">
            <office:annotation draw:style-name="a2" svg:x="3.05208333333333in" svg:y="1.76041666666667in" svg:width="1.5in" svg:height="0.822916666666667in">
              <dc:creator>Matt Keer</dc:creator>
              <text:p><text:span text:style-name="T2">Matt Keer:</text:span><text:span text:style-name="T1"/></text:p>
              <text:p><text:span text:style-name="T1">Inc mediation, legal, conference spending, staff / office sundries</text:span></text:p>
            </office:annotation>
            <text:p>Miscellaneous</text:p>
          </table:table-cell>
          <table:table-cell office:value-type="float" office:value="5989983.129999998" table:style-name="ce3">
            <text:p>5,989,983</text:p>
          </table:table-cell>
          <table:table-cell office:value-type="float" office:value="5.9899831299999979" table:formula="of:=[.B10]/1000000" table:style-name="ce9">
            <text:p>5.99</text:p>
          </table:table-cell>
          <table:table-cell table:style-name="ce1"/>
          <table:table-cell office:value-type="percentage" office:value="4.8025700863762621E-2" table:formula="of:=[.B10]/[.$B$14]" table:style-name="ce6">
            <text:p>4.80%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"/>
          <table:table-cell table:number-columns-repeated="2" table:style-name="ce1"/>
          <table:table-cell table:style-name="ce6"/>
          <table:table-cell table:number-columns-repeated="16379"/>
        </table:table-row>
        <table:table-row table:style-name="ro1">
          <table:table-cell office:value-type="string" table:style-name="ce1">
            <text:p>Unallocated</text:p>
          </table:table-cell>
          <table:table-cell office:value-type="float" office:value="25508743.864388883" table:style-name="ce3">
            <text:p>25,508,744</text:p>
          </table:table-cell>
          <table:table-cell table:style-name="ce1"/>
          <table:table-cell office:value-type="float" office:value="25.508743864388883" table:formula="of:=[.B12]/1000000" table:style-name="ce9">
            <text:p>25.51</text:p>
          </table:table-cell>
          <table:table-cell office:value-type="percentage" office:value="0.20452065985058643" table:formula="of:=[.B12]/[.$B$14]" table:style-name="ce6">
            <text:p>20.45%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2">
            <text:p>Total Tracked Spending (Allocated &amp; Unallocated)</text:p>
          </table:table-cell>
          <table:table-cell office:value-type="float" office:value="124724533.36999999" table:formula="of:=SUM([.B3:.B12])" table:style-name="ce4">
            <text:p>124,724,53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otal Tracked Spending (Allocated Only)</text:p>
          </table:table-cell>
          <table:table-cell office:value-type="float" office:value="99215789.505611107" table:formula="of:=SUM([.B3:.B10])" table:style-name="ce4">
            <text:p>99,215,79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Grant Money Given by DfE</text:p>
          </table:table-cell>
          <table:table-cell office:value-type="float" office:value="182700000" table:style-name="ce3">
            <text:p>182,700,00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Spending_By_Sector" table:style-name="ta1">
        <table:table-column table:style-name="co9" table:default-cell-style-name="ce1"/>
        <table:table-column table:style-name="co10" table:default-cell-style-name="ce1"/>
        <table:table-column table:style-name="co5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ending Allocation By Sector</text:p>
          </table:table-cell>
          <table:table-cell office:value-type="string" table:style-name="ce5">
            <text:p>£<text:s/></text:p>
          </table:table-cell>
          <table:table-cell table:style-name="ce1"/>
          <table:table-cell office:value-type="string" table:style-name="ce5">
            <text:p>%</text:p>
          </table:table-cell>
          <table:table-cell table:style-name="ce1">
            <draw:frame draw:z-index="1" draw:id="id2" draw:style-name="a3" draw:name="Chart 1" svg:x="0.16667in" svg:y="0in" svg:width="6.30208in" svg:height="4.2291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ternal LA Resourcing</text:p>
          </table:table-cell>
          <table:table-cell office:value-type="float" office:value="68700867.105611131" table:style-name="ce3">
            <text:p>68,700,867</text:p>
          </table:table-cell>
          <table:table-cell table:style-name="ce1"/>
          <table:table-cell office:value-type="percentage" office:value="0.69243884917859522" table:formula="of:=[.B4]/[.$B$11]" table:style-name="ce7">
            <text:p>69.2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vate Sector</text:p>
          </table:table-cell>
          <table:table-cell office:value-type="float" office:value="18646038.490000032" table:style-name="ce3">
            <text:p>18,646,038</text:p>
          </table:table-cell>
          <table:table-cell table:style-name="ce1"/>
          <table:table-cell office:value-type="percentage" office:value="0.18793418449737281" table:formula="of:=[.B5]/[.$B$11]" table:style-name="ce7">
            <text:p>18.8%</text:p>
          </table:table-cell>
          <table:table-cell table:number-columns-repeated="16380"/>
        </table:table-row>
        <table:table-row table:style-name="ro1">
          <table:table-cell office:value-type="string" table:style-name="ce1">
            <office:annotation draw:style-name="a4" svg:x="2.625in" svg:y="0.927083333333333in" svg:width="1.48958333333333in" svg:height="0.822916666666667in">
              <dc:creator>Matt Keer</dc:creator>
              <text:p><text:span text:style-name="T2">Matt Keer:</text:span><text:span text:style-name="T1"/></text:p>
              <text:p><text:span text:style-name="T1">Charities, PCFs, SENDIASS, not-for-profit organisations</text:span></text:p>
            </office:annotation>
            <text:p>Third Sector</text:p>
          </table:table-cell>
          <table:table-cell office:value-type="float" office:value="3802039.39" table:style-name="ce3">
            <text:p>3,802,039</text:p>
          </table:table-cell>
          <table:table-cell table:style-name="ce1"/>
          <table:table-cell office:value-type="percentage" office:value="3.8320910501699688E-2" table:formula="of:=[.B6]/[.$B$11]" table:style-name="ce7">
            <text:p>3.8%</text:p>
          </table:table-cell>
          <table:table-cell table:number-columns-repeated="16380"/>
        </table:table-row>
        <table:table-row table:style-name="ro1">
          <table:table-cell office:value-type="string" table:style-name="ce1">
            <office:annotation draw:style-name="a5" svg:x="2.625in" svg:y="1.13541666666667in" svg:width="1.48958333333333in" svg:height="0.822916666666667in">
              <dc:creator>Matt Keer</dc:creator>
              <text:p><text:span text:style-name="T2">Matt Keer:</text:span><text:span text:style-name="T1"/></text:p>
              <text:p><text:span text:style-name="T1">Schools, colleges, and some universities (latter for training / consultancy)</text:span></text:p>
            </office:annotation>
            <text:p>Education Providers</text:p>
          </table:table-cell>
          <table:table-cell office:value-type="float" office:value="3458994.3799999994" table:style-name="ce3">
            <text:p>3,458,994</text:p>
          </table:table-cell>
          <table:table-cell table:style-name="ce1"/>
          <table:table-cell office:value-type="percentage" office:value="3.4863345816588759E-2" table:formula="of:=[.B7]/[.$B$11]" table:style-name="ce7">
            <text:p>3.5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ther LAs</text:p>
          </table:table-cell>
          <table:table-cell office:value-type="float" office:value="2619637.4099999992" table:style-name="ce3">
            <text:p>2,619,637</text:p>
          </table:table-cell>
          <table:table-cell table:style-name="ce1"/>
          <table:table-cell office:value-type="percentage" office:value="2.6403432589243728E-2" table:formula="of:=[.B8]/[.$B$11]" table:style-name="ce7">
            <text:p>2.6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S Organisations</text:p>
          </table:table-cell>
          <table:table-cell office:value-type="float" office:value="1988212.7300000002" table:style-name="ce3">
            <text:p>1,988,213</text:p>
          </table:table-cell>
          <table:table-cell table:style-name="ce1"/>
          <table:table-cell office:value-type="percentage" office:value="2.0039277416499888E-2" table:formula="of:=[.B9]/[.$B$11]" table:style-name="ce7">
            <text:p>2.0%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99215789.505611151" table:formula="of:=SUM([.B4:.B10])" table:style-name="ce4">
            <text:p>99,215,790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Main_Private_Sector_Recipients" table:style-name="ta2">
        <table:table-column table:style-name="co11" table:default-cell-style-name="ce1"/>
        <table:table-column table:style-name="co12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2">
            <text:p>Top 20 Private Sector Recipien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ame of Organisation</text:p>
          </table:table-cell>
          <table:table-cell office:value-type="string" table:style-name="ce5">
            <text:p>£</text:p>
          </table:table-cell>
          <table:table-cell table:style-name="ce1"/>
          <table:table-cell office:value-type="string" table:style-name="ce2">
            <text:p>Functional Description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DACTED</text:p>
          </table:table-cell>
          <table:table-cell office:value-type="float" office:value="10791963.640000004" table:style-name="ce3">
            <text:p>10,791,964</text:p>
          </table:table-cell>
          <table:table-cell table:style-name="ce1"/>
          <table:table-cell office:value-type="string" table:style-name="ce1">
            <text:p>Redacted = either removed for DPA reasons, or not divulged by LA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office:annotation draw:style-name="a6" svg:x="2.76041666666667in" svg:y="1.13541666666667in" svg:width="1.5in" svg:height="0.822916666666667in">
              <dc:creator>Matt Keer</dc:creator>
              <text:p><text:span text:style-name="T2">Matt Keer:</text:span><text:span text:style-name="T1"/></text:p>
              <text:p><text:span text:style-name="T1">Appears on main spreadsheet as IndePenDent Business Services Ltd (former trading name)</text:span></text:p>
            </office:annotation>
            <text:p>ENHANCE EHC LTD</text:p>
          </table:table-cell>
          <table:table-cell office:value-type="float" office:value="718565.64" table:style-name="ce3">
            <text:p>718,566</text:p>
          </table:table-cell>
          <table:table-cell table:style-name="ce1"/>
          <table:table-cell office:value-type="string" table:style-name="ce1">
            <text:p>EHCP outsourcing, multiple LAs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CAPITA BUSINESS SERVICES LTD</text:p>
          </table:table-cell>
          <table:table-cell office:value-type="float" office:value="635654.21000000159" table:style-name="ce3">
            <text:p>635,654</text:p>
          </table:table-cell>
          <table:table-cell table:style-name="ce1"/>
          <table:table-cell office:value-type="string" table:style-name="ce1">
            <text:p>IT services &amp; agency staff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OPEN OBJECTS SOFTWARE LTD</text:p>
          </table:table-cell>
          <table:table-cell office:value-type="float" office:value="547899" table:style-name="ce3">
            <text:p>547,899</text:p>
          </table:table-cell>
          <table:table-cell table:style-name="ce1"/>
          <table:table-cell office:value-type="string" table:style-name="ce1">
            <text:p>IT services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PERMANENT FUTURES LTD</text:p>
          </table:table-cell>
          <table:table-cell office:value-type="float" office:value="362261.79000000004" table:style-name="ce3">
            <text:p>362,262</text:p>
          </table:table-cell>
          <table:table-cell table:style-name="ce1"/>
          <table:table-cell office:value-type="string" table:style-name="ce1">
            <text:p>Agency Staff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BALTIMORE CONSULTING</text:p>
          </table:table-cell>
          <table:table-cell office:value-type="float" office:value="275657" table:style-name="ce3">
            <text:p>275,657</text:p>
          </table:table-cell>
          <table:table-cell table:style-name="ce1"/>
          <table:table-cell office:value-type="string" table:style-name="ce1">
            <text:p>Agency Staff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TRIBAL EDUCATION LTD</text:p>
          </table:table-cell>
          <table:table-cell office:value-type="float" office:value="244207.62" table:style-name="ce3">
            <text:p>244,208</text:p>
          </table:table-cell>
          <table:table-cell table:style-name="ce1"/>
          <table:table-cell office:value-type="string" table:style-name="ce1">
            <text:p>IT services &amp; agency staff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ONE EDUCATION LTD</text:p>
          </table:table-cell>
          <table:table-cell office:value-type="float" office:value="221470" table:style-name="ce3">
            <text:p>221,470</text:p>
          </table:table-cell>
          <table:table-cell table:style-name="ce1"/>
          <table:table-cell office:value-type="string" table:style-name="ce1">
            <text:p>Agency Staff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PSYCHOLOGY PEOPLE</text:p>
          </table:table-cell>
          <table:table-cell office:value-type="float" office:value="207710.50999999998" table:style-name="ce3">
            <text:p>207,711</text:p>
          </table:table-cell>
          <table:table-cell table:style-name="ce1"/>
          <table:table-cell office:value-type="string" table:style-name="ce1">
            <text:p>Agency Staff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Cambridge Education</text:p>
          </table:table-cell>
          <table:table-cell office:value-type="float" office:value="200000" table:style-name="ce3">
            <text:p>200,000</text:p>
          </table:table-cell>
          <table:table-cell table:style-name="ce1"/>
          <table:table-cell office:value-type="string" table:style-name="ce1">
            <text:p>Outsourced services to Barnet LA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CARLISLE STAFFING PLC</text:p>
          </table:table-cell>
          <table:table-cell office:value-type="float" office:value="165001.83000000002" table:style-name="ce3">
            <text:p>165,002</text:p>
          </table:table-cell>
          <table:table-cell table:style-name="ce1"/>
          <table:table-cell office:value-type="string" table:style-name="ce1">
            <text:p>Agency Staff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SEND4change Ltd</text:p>
          </table:table-cell>
          <table:table-cell office:value-type="float" office:value="149363" table:style-name="ce3">
            <text:p>149,363</text:p>
          </table:table-cell>
          <table:table-cell table:style-name="ce1"/>
          <table:table-cell office:value-type="string" table:style-name="ce1">
            <text:p>Consultancy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PERTEMPS</text:p>
          </table:table-cell>
          <table:table-cell office:value-type="float" office:value="125373.23000000004" table:style-name="ce3">
            <text:p>125,373</text:p>
          </table:table-cell>
          <table:table-cell table:style-name="ce1"/>
          <table:table-cell office:value-type="string" table:style-name="ce1">
            <text:p>Agency Staff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SEN Solutions (Bristol) Limited</text:p>
          </table:table-cell>
          <table:table-cell office:value-type="float" office:value="116950" table:style-name="ce3">
            <text:p>116,950</text:p>
          </table:table-cell>
          <table:table-cell table:style-name="ce1"/>
          <table:table-cell office:value-type="string" table:style-name="ce1">
            <text:p>Consultancy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Virgin Care - Devon ICS</text:p>
          </table:table-cell>
          <table:table-cell office:value-type="float" office:value="100000" table:style-name="ce3">
            <text:p>100,000</text:p>
          </table:table-cell>
          <table:table-cell table:style-name="ce1"/>
          <table:table-cell office:value-type="string" table:style-name="ce1">
            <text:p>Outsourced services provided to NHS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SERCO</text:p>
          </table:table-cell>
          <table:table-cell office:value-type="float" office:value="87802" table:style-name="ce3">
            <text:p>87,802</text:p>
          </table:table-cell>
          <table:table-cell table:style-name="ce1"/>
          <table:table-cell office:value-type="string" table:style-name="ce1">
            <text:p>Outsourced services to Peterborough LA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Gatenby Sanderson Ltd</text:p>
          </table:table-cell>
          <table:table-cell office:value-type="float" office:value="79200" table:style-name="ce3">
            <text:p>79,200</text:p>
          </table:table-cell>
          <table:table-cell table:style-name="ce1"/>
          <table:table-cell office:value-type="string" table:style-name="ce1">
            <text:p>Agency Staff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Psychology Direct Ltd</text:p>
          </table:table-cell>
          <table:table-cell office:value-type="float" office:value="77052.5" table:style-name="ce3">
            <text:p>77,053</text:p>
          </table:table-cell>
          <table:table-cell table:style-name="ce1"/>
          <table:table-cell office:value-type="string" table:style-name="ce1">
            <text:p>Agency Staff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HELEN SANDERSON ASSOCIATES</text:p>
          </table:table-cell>
          <table:table-cell office:value-type="float" office:value="76937.550000000017" table:style-name="ce3">
            <text:p>76,938</text:p>
          </table:table-cell>
          <table:table-cell table:style-name="ce1"/>
          <table:table-cell office:value-type="string" table:style-name="ce1">
            <text:p>Consultancy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1">
          <table:table-cell office:value-type="string" table:style-name="ce1">
            <text:p>CMC City Developments Ltd  <text:s/></text:p>
          </table:table-cell>
          <table:table-cell office:value-type="float" office:value="74459.5" table:style-name="ce3">
            <text:p>74,460</text:p>
          </table:table-cell>
          <table:table-cell table:style-name="ce1"/>
          <table:table-cell office:value-type="string" table:style-name="ce1">
            <text:p>SENDIST Tribunal Casework for Lewisham L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TRIX SCM LTD</text:p>
          </table:table-cell>
          <table:table-cell office:value-type="float" office:value="67990.460000000006" table:style-name="ce3">
            <text:p>67,990</text:p>
          </table:table-cell>
          <table:table-cell table:style-name="ce1"/>
          <table:table-cell office:value-type="string" table:style-name="ce1">
            <text:p>Agency Staff</text:p>
          </table:table-cell>
          <table:table-cell table:number-columns-repeated="16380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Private_Sector_Pie" table:style-name="ta2">
        <table:table-column table:style-name="co13" table:default-cell-style-name="ce1"/>
        <table:table-column table:style-name="co8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2">
            <text:p>Private Sector breakdown by Cost Categor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st Category</text:p>
          </table:table-cell>
          <table:table-cell office:value-type="string" table:style-name="ce5">
            <text:p>£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ency Staff &amp; Outsourcing</text:p>
          </table:table-cell>
          <table:table-cell office:value-type="float" office:value="5989841.3999999929" table:style-name="ce3">
            <text:p>5,989,841</text:p>
          </table:table-cell>
          <table:table-cell table:style-name="ce1"/>
          <table:table-cell office:value-type="percentage" office:value="0.32123935618884353" table:formula="of:=[.B4]/[.$B$16]" table:style-name="ce7">
            <text:p>32.1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sultancy</text:p>
          </table:table-cell>
          <table:table-cell office:value-type="float" office:value="5568541.6100000003" table:style-name="ce3">
            <text:p>5,568,542</text:p>
          </table:table-cell>
          <table:table-cell table:style-name="ce1"/>
          <table:table-cell office:value-type="percentage" office:value="0.29864475572044169" table:formula="of:=[.B5]/[.$B$16]" table:style-name="ce7">
            <text:p>29.9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966808.169999999" table:style-name="ce3">
            <text:p>3,966,808</text:p>
          </table:table-cell>
          <table:table-cell table:style-name="ce1"/>
          <table:table-cell office:value-type="percentage" office:value="0.21274267840471464" table:formula="of:=[.B6]/[.$B$16]" table:style-name="ce7">
            <text:p>21.3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scellaneous</text:p>
          </table:table-cell>
          <table:table-cell office:value-type="float" office:value="805586.77999999968" table:style-name="ce3">
            <text:p>805,587</text:p>
          </table:table-cell>
          <table:table-cell table:style-name="ce1"/>
          <table:table-cell office:value-type="percentage" office:value="4.32041787552912E-2" table:formula="of:=[.B7]/[.$B$16]" table:style-name="ce7">
            <text:p>4.3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ff Training</text:p>
          </table:table-cell>
          <table:table-cell office:value-type="float" office:value="689903.74" table:style-name="ce3">
            <text:p>689,904</text:p>
          </table:table-cell>
          <table:table-cell table:style-name="ce1"/>
          <table:table-cell office:value-type="percentage" office:value="3.700001694032759E-2" table:formula="of:=[.B8]/[.$B$16]" table:style-name="ce7">
            <text:p>3.7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ference</text:p>
          </table:table-cell>
          <table:table-cell office:value-type="float" office:value="396946.91999999987" table:style-name="ce3">
            <text:p>396,947</text:p>
          </table:table-cell>
          <table:table-cell table:style-name="ce1"/>
          <table:table-cell office:value-type="percentage" office:value="2.1288539129257159E-2" table:formula="of:=[.B9]/[.$B$16]" table:style-name="ce7">
            <text:p>2.1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ation Service</text:p>
          </table:table-cell>
          <table:table-cell office:value-type="float" office:value="390067.30000000005" table:style-name="ce3">
            <text:p>390,067</text:p>
          </table:table-cell>
          <table:table-cell table:style-name="ce1"/>
          <table:table-cell office:value-type="percentage" office:value="2.0919580328507638E-2" table:formula="of:=[.B10]/[.$B$16]" table:style-name="ce7">
            <text:p>2.1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ecialist Provision</text:p>
          </table:table-cell>
          <table:table-cell office:value-type="float" office:value="385915.18000000005" table:style-name="ce3">
            <text:p>385,915</text:p>
          </table:table-cell>
          <table:table-cell table:style-name="ce1"/>
          <table:table-cell office:value-type="percentage" office:value="2.0696899247900257E-2" table:formula="of:=[.B11]/[.$B$16]" table:style-name="ce7">
            <text:p>2.1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gal Services</text:p>
          </table:table-cell>
          <table:table-cell office:value-type="float" office:value="261748.95999999996" table:style-name="ce3">
            <text:p>261,749</text:p>
          </table:table-cell>
          <table:table-cell table:style-name="ce1"/>
          <table:table-cell office:value-type="percentage" office:value="1.4037778595189421E-2" table:formula="of:=[.B12]/[.$B$16]" table:style-name="ce7">
            <text:p>1.4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mporary Staff</text:p>
          </table:table-cell>
          <table:table-cell office:value-type="float" office:value="169654.72" table:style-name="ce3">
            <text:p>169,655</text:p>
          </table:table-cell>
          <table:table-cell table:style-name="ce1"/>
          <table:table-cell office:value-type="percentage" office:value="9.0987005143739821E-3" table:formula="of:=[.B13]/[.$B$16]" table:style-name="ce7">
            <text:p>0.9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mily Support</text:p>
          </table:table-cell>
          <table:table-cell office:value-type="float" office:value="21023.71" table:style-name="ce3">
            <text:p>21,024</text:p>
          </table:table-cell>
          <table:table-cell table:style-name="ce1"/>
          <table:table-cell office:value-type="percentage" office:value="1.1275161751529779E-3" table:formula="of:=[.B14]/[.$B$16]" table:style-name="ce7">
            <text:p>0.1%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Total Private Sector Spend</text:p>
          </table:table-cell>
          <table:table-cell office:value-type="float" office:value="18646038.489999991" table:formula="of:=SUM([.B4:.B15])" table:style-name="ce4">
            <text:p>18,646,038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Private_Sector_Pie.A4:Private_Sector_Pie.B14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18</meta:generator>
    <meta:initial-creator>Matt Keer</meta:initial-creator>
    <dc:creator>X</dc:creator>
    <meta:creation-date>2017-01-15T10:03:15Z</meta:creation-date>
    <dc:date>2017-03-09T16:14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2f5597" draw:opacity="100%" draw:stroke="solid" svg:stroke-width="0.01042in" svg:stroke-color="#000000" svg:stroke-opacity="100%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P3">
      <style:graphic-properties draw:fill="solid" draw:fill-color="#c55a11" draw:opacity="100%" draw:stroke="solid" svg:stroke-width="0.01042in" svg:stroke-color="#000000" svg:stroke-opacity="100%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c55a1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2f5597" draw:opacity="100%" draw:stroke="solid" svg:stroke-width="0.01042in" svg:stroke-color="#000000" svg:stroke-opacity="100%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216.0pt" svg:width="375.0pt" chart:style-name="Crt0">
        <chart:title chart:style-name="CT00">
          <text:p text:style-name="a0" text:class-names="" text:cond-style-name="">How much grant money did they get?</text:p>
        </chart:title>
        <chart:plot-area svg:x="13.29637795275591pt" svg:y="31.59748031496063pt" svg:width="350.7255905511811pt" svg:height="175.1974803149606pt" chart:style-name="Plt0">
          <chart:axis chart:dimension="x" chart:name="primary-x" chart:style-name="Axs0">
            <chart:categories table:cell-range-address="SEND_Reform_Grants_by_Year.$A$3:.$A$6"/>
          </chart:axis>
          <chart:axis chart:dimension="y" chart:name="primary-y" chart:style-name="Axs1">
            <chart:title svg:x="9.980078740157481pt" svg:y="12.7407874015748pt" chart:style-name="AT01">
              <text:p text:style-name="a1" text:class-names="" text:cond-style-name="">£m</text:p>
            </chart:title>
            <chart:grid chart:class="major" chart:style-name="GMa1"/>
          </chart:axis>
          <chart:series chart:values-cell-range-address="SEND_Reform_Grants_by_Year.$B$3:.$B$6" chart:class="chart:bar" chart:attached-axis="primary-y" chart:style-name="G0S0">
            <chart:data-point chart:repeated="4"/>
          </chart:series>
          <chart:series chart:values-cell-range-address="SEND_Reform_Grants_by_Year.$C$3:.$C$6" chart:class="chart:bar" chart:attached-axis="primary-y" chart:style-name="G0S1">
            <chart:data-point chart:style-name="G0S1P0"/>
            <chart:data-point chart:repeated="3"/>
          </chart:series>
          <chart:series chart:values-cell-range-address="SEND_Reform_Grants_by_Year.$D$3:.$D$6" chart:class="chart:bar" chart:attached-axis="primary-y" chart:style-name="G0S2">
            <chart:data-point chart:repeated="3"/>
            <chart:data-point chart:style-name="G0S2P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00" chart:overlap="100" chart:link-data-style-to-source="false" chart:visible="true" chart:logarithmic="false" chart:interval-major="1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solid" svg:stroke-width="0.02083in" svg:stroke-color="#ffffff" svg:stroke-opacity="100%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solid" svg:stroke-width="0.02083in" svg:stroke-color="#ffffff" svg:stroke-opacity="100%"/>
    </style:style>
  </office:automatic-styles>
  <office:body>
    <office:chart>
      <chart:chart chart:class="chart:bar" svg:height="300.7500787401575pt" svg:width="441.75pt" chart:style-name="Crt0">
        <chart:title chart:style-name="CT00">
          <text:p text:style-name="a0" text:class-names="" text:cond-style-name="">What did they spend it on?</text:p>
        </chart:title>
        <chart:plot-area chart:style-name="Plt0">
          <chart:axis chart:dimension="x" chart:name="primary-x" chart:style-name="Axs0">
            <chart:categories table:cell-range-address="Spending_By_Cost_Category.$A$3:.$A$12"/>
          </chart:axis>
          <chart:axis chart:dimension="y" chart:name="primary-y" chart:style-name="Axs1">
            <chart:grid chart:class="major" chart:style-name="GMa1"/>
          </chart:axis>
          <chart:series chart:values-cell-range-address="Spending_By_Cost_Category.$C$3:.$C$12" chart:class="chart:bar" chart:attached-axis="primary-y" chart:style-name="G0S1">
            <chart:data-point chart:repeated="10"/>
          </chart:series>
          <chart:series chart:values-cell-range-address="Spending_By_Cost_Category.$D$3:.$D$12" chart:class="chart:bar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false">
        <chart:label-separator>
          <text:p text:style-name="a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
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>
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5" text:class-names="" text:cond-style-name="">
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7" text:class-names="" text:cond-style-name="">
</text:p>
        </chart:label-separator>
      </style:chart-properties>
      <style:graphic-properties draw:fill="solid" draw:fill-color="#a5a5a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9" text:class-names="" text:cond-style-name="">
</text:p>
        </chart:label-separator>
      </style:chart-properties>
      <style:graphic-properties draw:fill="solid" draw:fill-color="#ffc000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11" text:class-names="" text:cond-style-name="">
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13" text:class-names="" text:cond-style-name="">
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231" chart:auto-position="true"/>
      <style:graphic-properties draw:fill="none" draw:stroke="none"/>
    </style:style>
  </office:automatic-styles>
  <office:body>
    <office:chart>
      <chart:chart chart:class="chart:circle" svg:height="304.5pt" svg:width="453.75pt" chart:style-name="Crt0">
        <chart:title chart:style-name="CT00">
          <text:p text:style-name="a0" text:class-names="" text:cond-style-name="">Where did the money get spent?</text:p>
        </chart:title>
        <chart:plot-area chart:style-name="Plt0">
          <chart:axis chart:dimension="x">
            <chart:categories table:cell-range-address="Spending_By_Sector.$A$4:.$A$9"/>
          </chart:axis>
          <chart:axis chart:dimension="y"/>
          <chart:series chart:values-cell-range-address="Spending_By_Sector.$B$4:.$B$9" chart:class="chart:circle" chart:attached-axis="primary-y" chart:style-name="G0S0">
            <chart:data-label chart:style-name="DL00"/>
            <chart:data-point chart:style-name="G0S0P0">
              <chart:data-label svg:x="18.39433070866142pt" svg:y="148.7499212598425pt" chart:style-name="DL000"/>
            </chart:data-point>
            <chart:data-point chart:style-name="G0S0P1">
              <chart:data-label svg:x="323.3277952755905pt" svg:y="71.25pt" chart:style-name="DL001"/>
            </chart:data-point>
            <chart:data-point chart:style-name="G0S0P2">
              <chart:data-label svg:x="382.7554330708661pt" svg:y="147.25pt" chart:style-name="DL002"/>
            </chart:data-point>
            <chart:data-point chart:style-name="G0S0P3">
              <chart:data-label svg:x="353.7348031496063pt" svg:y="187.5pt" chart:style-name="DL003"/>
            </chart:data-point>
            <chart:data-point chart:style-name="G0S0P4">
              <chart:data-label svg:x="348.2426771653543pt" svg:y="221.5pt" chart:style-name="DL004"/>
            </chart:data-point>
            <chart:data-point chart:style-name="G0S0P5">
              <chart:data-label svg:x="312.8548818897637pt" svg:y="259.5pt" chart:style-name="DL005"/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